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of="urn:oasis:names:tc:opendocument:xmlns:of:1.2" xmlns:svg="urn:oasis:names:tc:opendocument:xmlns:svg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of="urn:oasis:names:tc:opendocument:xmlns:of:1.2" xmlns:svg="urn:oasis:names:tc:opendocument:xmlns:svg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SIAPE">
            <text:p>SIAPE</text:p>
          </table:table-cell>
          <table:table-cell table:style-name="pd1" office:value-type="string" office:string-value="NOME">
            <text:p>NOME</text:p>
          </table:table-cell>
          <table:table-cell table:style-name="pd1" office:value-type="string" office:string-value="DIA">
            <text:p>DIA</text:p>
          </table:table-cell>
          <table:table-cell table:style-name="pd1" office:value-type="string" office:string-value="MÊS">
            <text:p>MÊS</text:p>
          </table:table-cell>
        </table:table-row>
        <table:table-row>
          <table:table-cell office:value-type="string" office:string-value="2825606">
            <text:p>2825606</text:p>
          </table:table-cell>
          <table:table-cell office:value-type="string" office:string-value="MICHELLE VISCARD SANT ANA">
            <text:p>MICHELLE VISCARD SANT ANA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2408675">
            <text:p>2408675</text:p>
          </table:table-cell>
          <table:table-cell office:value-type="string" office:string-value="VALQUÍRIA LOPES MARTINEZ">
            <text:p>VALQUÍRIA LOPES MARTINEZ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1753725">
            <text:p>1753725</text:p>
          </table:table-cell>
          <table:table-cell office:value-type="string" office:string-value="ALESSANDRA NARCISO SIMÃO">
            <text:p>ALESSANDRA NARCISO SIMÃO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1760519">
            <text:p>1760519</text:p>
          </table:table-cell>
          <table:table-cell office:value-type="string" office:string-value="ELCIO VERMIEIRO GONÇALVES">
            <text:p>ELCIO VERMIEIRO GONÇALV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2151346">
            <text:p>2151346</text:p>
          </table:table-cell>
          <table:table-cell office:value-type="string" office:string-value="ANTONIO CARLOS MORAES GONÇALVES">
            <text:p>ANTONIO CARLOS MORAES GONÇALV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1649757">
            <text:p>1649757</text:p>
          </table:table-cell>
          <table:table-cell office:value-type="string" office:string-value="GUSTAVO DE OLIVEIRA ARAÚJO">
            <text:p>GUSTAVO DE OLIVEIRA ARAÚJO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2842951">
            <text:p>2842951</text:p>
          </table:table-cell>
          <table:table-cell office:value-type="string" office:string-value="CRISTIANO BRANDÃO BLANS">
            <text:p>CRISTIANO BRANDÃO BLAN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1767079">
            <text:p>1767079</text:p>
          </table:table-cell>
          <table:table-cell office:value-type="string" office:string-value="NARJARA BRAND DE AZEVEDO">
            <text:p>NARJARA BRAND DE AZEVEDO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2760428">
            <text:p>2760428</text:p>
          </table:table-cell>
          <table:table-cell office:value-type="string" office:string-value="CINTIA GARBIN PSICÓLOGO E">
            <text:p>CINTIA GARBIN PSICÓLOGO 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1225057">
            <text:p>1225057</text:p>
          </table:table-cell>
          <table:table-cell office:value-type="string" office:string-value="ILMA FERREIRA GONÇALVES">
            <text:p>ILMA FERREIRA GONÇALV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1143978">
            <text:p>1143978</text:p>
          </table:table-cell>
          <table:table-cell office:value-type="string" office:string-value="FRANCISCO PEDROSO FERNANDES">
            <text:p>FRANCISCO PEDROSO FERNAND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2293976">
            <text:p>2293976</text:p>
          </table:table-cell>
          <table:table-cell office:value-type="string" office:string-value="VALDECIR JOÃO PAGNONCELLI">
            <text:p>VALDECIR JOÃO PAGNONCELLI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2425871">
            <text:p>2425871</text:p>
          </table:table-cell>
          <table:table-cell office:value-type="string" office:string-value="PAULO GONÇALVES TORRES JUNIOR">
            <text:p>PAULO GONÇALVES TORRES JUNIOR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1223077">
            <text:p>1223077</text:p>
          </table:table-cell>
          <table:table-cell office:value-type="string" office:string-value="MARYNNA KAREN MIRANDA SIMÕES">
            <text:p>MARYNNA KAREN MIRANDA SIMÕ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1257437">
            <text:p>1257437</text:p>
          </table:table-cell>
          <table:table-cell office:value-type="string" office:string-value="SÉRGIO HENRIQUE MENACHO FERRAZ">
            <text:p>SÉRGIO HENRIQUE MENACHO FERRAZ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2545711">
            <text:p>2545711</text:p>
          </table:table-cell>
          <table:table-cell office:value-type="string" office:string-value="FLÁVIA LOURENÇO DA SILVA RENOVATO">
            <text:p>FLÁVIA LOURENÇO DA SILVA RENOVATO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3123259">
            <text:p>3123259</text:p>
          </table:table-cell>
          <table:table-cell office:value-type="string" office:string-value="VALESCA GONÇALVES ALMEIDA">
            <text:p>VALESCA GONÇALVES ALMEIDA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3124478">
            <text:p>3124478</text:p>
          </table:table-cell>
          <table:table-cell office:value-type="string" office:string-value="HIGOR MENDES DE SOUZA ARQUIVISTA E">
            <text:p>HIGOR MENDES DE SOUZA ARQUIVISTA 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1666700">
            <text:p>1666700</text:p>
          </table:table-cell>
          <table:table-cell office:value-type="string" office:string-value="CAROLINA OBREGÃO DA ROSA">
            <text:p>CAROLINA OBREGÃO DA ROSA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1666945">
            <text:p>1666945</text:p>
          </table:table-cell>
          <table:table-cell office:value-type="string" office:string-value="KARINE ARMINDA DE FÁTIMA SEGATTO">
            <text:p>KARINE ARMINDA DE FÁTIMA SEGATTO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1666855">
            <text:p>1666855</text:p>
          </table:table-cell>
          <table:table-cell office:value-type="string" office:string-value="WANESSA GONÇALVES SILVA">
            <text:p>WANESSA GONÇALVES SILVA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1768998">
            <text:p>1768998</text:p>
          </table:table-cell>
          <table:table-cell office:value-type="string" office:string-value="MARIANE FRANTZ">
            <text:p>MARIANE FRANTZ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2066425">
            <text:p>2066425</text:p>
          </table:table-cell>
          <table:table-cell office:value-type="string" office:string-value="THAIS FERNANDES COSTA REGENTE">
            <text:p>THAIS FERNANDES COSTA REGENTE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 office:string-value="1803787">
            <text:p>1803787</text:p>
          </table:table-cell>
          <table:table-cell office:value-type="string" office:string-value="ABADIA DE FÁTIMA RESENDE">
            <text:p>ABADIA DE FÁTIMA RESENDE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string-value="1808705">
            <text:p>1808705</text:p>
          </table:table-cell>
          <table:table-cell office:value-type="string" office:string-value="ALEXANDRE DE ARAÚJO CASTRO">
            <text:p>ALEXANDRE DE ARAÚJO CASTRO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string-value="2971393">
            <text:p>2971393</text:p>
          </table:table-cell>
          <table:table-cell office:value-type="string" office:string-value="ANA PAULA FREITAS DE SÁ">
            <text:p>ANA PAULA FREITAS DE SÁ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string-value="1807703">
            <text:p>1807703</text:p>
          </table:table-cell>
          <table:table-cell office:value-type="string" office:string-value="ANA PAULA FONSECA OS SANTOS">
            <text:p>ANA PAULA FONSECA OS SANTOS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string-value="1807565">
            <text:p>1807565</text:p>
          </table:table-cell>
          <table:table-cell office:value-type="string" office:string-value="ANDRÉ LUIS DE QUEIROZ TELLES">
            <text:p>ANDRÉ LUIS DE QUEIROZ TELLES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string-value="3303161">
            <text:p>3303161</text:p>
          </table:table-cell>
          <table:table-cell office:value-type="string" office:string-value="CAROLINY DINIZ PITTHAN AL VESCO">
            <text:p>CAROLINY DINIZ PITTHAN AL VESCO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string-value="1807837">
            <text:p>1807837</text:p>
          </table:table-cell>
          <table:table-cell office:value-type="string" office:string-value="ALVA ROSA MARIANA DE FREITAS">
            <text:p>ALVA ROSA MARIANA DE FREITAS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string-value="1801474">
            <text:p>1801474</text:p>
          </table:table-cell>
          <table:table-cell office:value-type="string" office:string-value="ANIEL SILVA SANTOS">
            <text:p>ANIEL SILVA SANTOS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string-value="1802036">
            <text:p>1802036</text:p>
          </table:table-cell>
          <table:table-cell office:value-type="string" office:string-value="ANIELE ROMERO CECCATO SCHRODER ROSA">
            <text:p>ANIELE ROMERO CECCATO SCHRODER ROSA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string-value="1806279">
            <text:p>1806279</text:p>
          </table:table-cell>
          <table:table-cell office:value-type="string" office:string-value="AYSE SANCHES GUIMARÃES PAIÃO">
            <text:p>AYSE SANCHES GUIMARÃES PAIÃO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string-value="1808554">
            <text:p>1808554</text:p>
          </table:table-cell>
          <table:table-cell office:value-type="string" office:string-value="DYONE ANASTÁCIO MENDES">
            <text:p>DYONE ANASTÁCIO MENDES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string-value="3389856">
            <text:p>3389856</text:p>
          </table:table-cell>
          <table:table-cell office:value-type="string" office:string-value="EDUARDO HENRIQUE GIMENES CUSTÓDIO">
            <text:p>EDUARDO HENRIQUE GIMENES CUSTÓDIO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string-value="1917394">
            <text:p>1917394</text:p>
          </table:table-cell>
          <table:table-cell office:value-type="string" office:string-value="ELCIO DE SOUZA JÚNIOR">
            <text:p>ELCIO DE SOUZA JÚNIOR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string-value="1807699">
            <text:p>1807699</text:p>
          </table:table-cell>
          <table:table-cell office:value-type="string" office:string-value="ELZA OS SANTOS TRINDADE">
            <text:p>ELZA OS SANTOS TRINDADE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string-value="1802138">
            <text:p>1802138</text:p>
          </table:table-cell>
          <table:table-cell office:value-type="string" office:string-value="ERIKA LEITE FERRAZ LIBÓRIO">
            <text:p>ERIKA LEITE FERRAZ LIBÓRIO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string-value="1759988">
            <text:p>1759988</text:p>
          </table:table-cell>
          <table:table-cell office:value-type="string" office:string-value="FÁBIO ALENCAR LIMA">
            <text:p>FÁBIO ALENCAR LIMA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string-value="1912376">
            <text:p>1912376</text:p>
          </table:table-cell>
          <table:table-cell office:value-type="string" office:string-value="FÁBIO MARTINS DE LIMA">
            <text:p>FÁBIO MARTINS DE LIM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string-value="1852434">
            <text:p>1852434</text:p>
          </table:table-cell>
          <table:table-cell office:value-type="string" office:string-value="GISELLE FERREIRA DE ALCÂNTARA FARIAS">
            <text:p>GISELLE FERREIRA DE ALCÂNTARA FARIAS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string-value="1808686">
            <text:p>1808686</text:p>
          </table:table-cell>
          <table:table-cell office:value-type="string" office:string-value="JAIME ANTAS">
            <text:p>JAIME ANTAS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string-value="1673789">
            <text:p>1673789</text:p>
          </table:table-cell>
          <table:table-cell office:value-type="string" office:string-value="JOÃO AUGUSTO MACHADO DA SILVA">
            <text:p>JOÃO AUGUSTO MACHADO DA SILVA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string-value="3391609">
            <text:p>3391609</text:p>
          </table:table-cell>
          <table:table-cell office:value-type="string" office:string-value="JOÃO GUSTAVO ROSA NICIPORENCO">
            <text:p>JOÃO GUSTAVO ROSA NICIPORENCO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string-value="1806181">
            <text:p>1806181</text:p>
          </table:table-cell>
          <table:table-cell office:value-type="string" office:string-value="JOSÉ BOTELHO SENA NETO">
            <text:p>JOSÉ BOTELHO SENA NETO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string-value="1189614">
            <text:p>1189614</text:p>
          </table:table-cell>
          <table:table-cell office:value-type="string" office:string-value="JOSÉ OSMAR FERREIRA DA COSTA E SILVA">
            <text:p>JOSÉ OSMAR FERREIRA DA COSTA E SILVA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string-value="1578871">
            <text:p>1578871</text:p>
          </table:table-cell>
          <table:table-cell office:value-type="string" office:string-value="JULIANO ANTUNES ESPÍNDOLA">
            <text:p>JULIANO ANTUNES ESPÍNDOLA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string-value="1770529">
            <text:p>1770529</text:p>
          </table:table-cell>
          <table:table-cell office:value-type="string" office:string-value="KAREN AYUMI KUBOTA CÂNDIDO">
            <text:p>KAREN AYUMI KUBOTA CÂNDIDO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string-value="3390902">
            <text:p>3390902</text:p>
          </table:table-cell>
          <table:table-cell office:value-type="string" office:string-value="LUCAS ANIEL GONÇALVES DA SILVA">
            <text:p>LUCAS ANIEL GONÇALVES DA SILVA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string-value="1807879">
            <text:p>1807879</text:p>
          </table:table-cell>
          <table:table-cell office:value-type="string" office:string-value="MARCIA STRASSBURGER ARAÚJO">
            <text:p>MARCIA STRASSBURGER ARAÚJO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string-value="1806899">
            <text:p>1806899</text:p>
          </table:table-cell>
          <table:table-cell office:value-type="string" office:string-value="MAURÍLIO CASSIANO MARQUES DA SILVA">
            <text:p>MAURÍLIO CASSIANO MARQUES DA SILVA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string-value="1801472">
            <text:p>1801472</text:p>
          </table:table-cell>
          <table:table-cell office:value-type="string" office:string-value="PAULO CÉSAR DE PAULA VASCONCELOS">
            <text:p>PAULO CÉSAR DE PAULA VASCONCELOS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string-value="3390134">
            <text:p>3390134</text:p>
          </table:table-cell>
          <table:table-cell office:value-type="string" office:string-value="PEDRO RAMOS BRANDÃO">
            <text:p>PEDRO RAMOS BRANDÃO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string-value="2888581">
            <text:p>2888581</text:p>
          </table:table-cell>
          <table:table-cell office:value-type="string" office:string-value="RODRIGO ANIEL CASTIGLIONI AGUERO">
            <text:p>RODRIGO ANIEL CASTIGLIONI AGUER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string-value="1675952">
            <text:p>1675952</text:p>
          </table:table-cell>
          <table:table-cell office:value-type="string" office:string-value="RONALDO PASQUIM DE ARAÚJO">
            <text:p>RONALDO PASQUIM DE ARAÚJO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string-value="1811935">
            <text:p>1811935</text:p>
          </table:table-cell>
          <table:table-cell office:value-type="string" office:string-value="SELMA OS SANTOS BRITO">
            <text:p>SELMA OS SANTOS BRITO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string-value="1944972">
            <text:p>1944972</text:p>
          </table:table-cell>
          <table:table-cell office:value-type="string" office:string-value="ANDRÉ LUIZ DE PAULA">
            <text:p>ANDRÉ LUIZ DE PAULA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 office:string-value="1807547">
            <text:p>1807547</text:p>
          </table:table-cell>
          <table:table-cell office:value-type="string" office:string-value="ALEXANDRE RODRIGUES MENDONÇA">
            <text:p>ALEXANDRE RODRIGUES MENDONÇA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 office:string-value="1700899">
            <text:p>1700899</text:p>
          </table:table-cell>
          <table:table-cell office:value-type="string" office:string-value="FÁBIO JORGE SOUTO DE CARVALHO">
            <text:p>FÁBIO JORGE SOUTO DE CARVALHO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of="urn:oasis:names:tc:opendocument:xmlns:of:1.2" xmlns:svg="urn:oasis:names:tc:opendocument:xmlns:svg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of="urn:oasis:names:tc:opendocument:xmlns:of:1.2" xmlns:svg="urn:oasis:names:tc:opendocument:xmlns:svg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